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paragraph-rsid="000f0f44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>
        <style:tab-stops>
          <style:tab-stop style:position="120.02mm"/>
        </style:tab-stops>
      </style:paragraph-properties>
      <style:text-properties style:font-name="Times New Roman" fo:font-size="14pt" fo:language="uk" fo:country="UA" officeooo:paragraph-rsid="0010cdf3" style:font-size-asian="14pt" style:font-name-complex="Times New Roman1" style:font-size-complex="14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0cdf3" officeooo:paragraph-rsid="0010cdf3" style:font-weight-asian="bold" style:font-weight-complex="bold"/>
    </style:style>
    <style:style style:name="P6" style:family="paragraph" style:parent-style-name="Standard">
      <style:text-properties fo:font-weight="normal" officeooo:rsid="0010cdf3" officeooo:paragraph-rsid="0010cdf3" style:font-weight-asian="normal" style:font-weight-complex="normal"/>
    </style:style>
    <style:style style:name="P7" style:family="paragraph" style:parent-style-name="Text_20_body">
      <style:text-properties style:font-name="Times New Roman" officeooo:rsid="0010cdf3" officeooo:paragraph-rsid="0010cdf3"/>
    </style:style>
    <style:style style:name="P8" style:family="paragraph" style:parent-style-name="Text_20_body">
      <style:paragraph-properties fo:text-align="justify" style:justify-single-word="false"/>
      <style:text-properties officeooo:rsid="0011b29a" officeooo:paragraph-rsid="0011b29a"/>
    </style:style>
    <style:style style:name="P9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10" style:family="paragraph" style:parent-style-name="Text_20_body">
      <style:text-properties fo:font-size="10pt" officeooo:rsid="001a306e" officeooo:paragraph-rsid="001a306e" style:font-size-asian="10pt" style:font-size-complex="10pt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fo:language="uk" fo:country="UA" officeooo:paragraph-rsid="000f0f44" style:font-size-asian="14pt" style:font-name-complex="Times New Roman1" style:font-size-complex="14pt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rsid="0011b29a" officeooo:paragraph-rsid="0011b29a"/>
    </style:style>
    <style:style style:name="P14" style:family="paragraph" style:parent-style-name="Text_20_body" style:list-style-name="L1">
      <style:paragraph-properties fo:text-align="justify" style:justify-single-word="false"/>
      <style:text-properties officeooo:rsid="0012ceea" officeooo:paragraph-rsid="0012ceea"/>
    </style:style>
    <style:style style:name="P15" style:family="paragraph" style:parent-style-name="Text_20_body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ize-complex="14pt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List_20_Paragraph" style:list-style-name="WWNum3">
      <style:paragraph-properties fo:margin-left="6.35mm" fo:margin-right="3mm" fo:margin-top="2.12mm" fo:margin-bottom="2.12mm" loext:contextual-spacing="false" fo:text-align="justify" style:justify-single-word="false" fo:text-indent="-6.35mm" style:auto-text-indent="false"/>
      <style:text-properties officeooo:paragraph-rsid="001c0caf"/>
    </style:style>
    <style:style style:name="P18" style:family="paragraph" style:parent-style-name="List_20_Paragraph" style:list-style-name="WWNum3">
      <style:paragraph-properties fo:margin-left="6.35mm" fo:margin-right="3mm" fo:margin-top="2.12mm" fo:margin-bottom="2.12mm" loext:contextual-spacing="false" fo:text-align="justify" style:justify-single-word="false" fo:text-indent="-6.35mm" style:auto-text-indent="false"/>
      <style:text-properties style:font-name="Times New Roman" fo:font-size="14pt" fo:language="uk" fo:country="UA" officeooo:paragraph-rsid="001c0caf" style:font-size-asian="14pt" style:font-name-complex="Times New Roman1"/>
    </style:style>
    <style:style style:name="P19" style:family="paragraph" style:parent-style-name="List_20_Paragraph" style:list-style-name="WWNum3">
      <style:paragraph-properties fo:margin-left="6.35mm" fo:margin-right="3mm" fo:margin-top="2.12mm" fo:margin-bottom="2.12mm" loext:contextual-spacing="false" fo:text-align="justify" style:justify-single-word="false" fo:text-indent="-6.35mm" style:auto-text-indent="false"/>
      <style:text-properties fo:font-size="10pt" officeooo:rsid="001a306e" officeooo:paragraph-rsid="001c0caf" style:font-size-asian="10pt" style:font-size-complex="10pt"/>
    </style:style>
    <style:style style:name="P20" style:family="paragraph" style:parent-style-name="Heading_20_3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officeooo:rsid="0011b29a"/>
    </style:style>
    <style:style style:name="T2" style:family="text">
      <style:text-properties style:font-name="Times New Roman" fo:font-size="14pt" fo:language="uk" fo:country="UA" style:font-size-asian="14pt" style:font-name-complex="Times New Roman1"/>
    </style:style>
    <style:style style:name="T3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officeooo:rsid="001c0caf" style:font-size-asian="14pt" style:font-name-complex="Times New Roman1"/>
    </style:style>
    <style:style style:name="T5" style:family="text">
      <style:text-properties fo:color="#000000" style:text-position="super 58%" fo:font-size="14pt" fo:font-style="italic" style:font-size-asian="14pt" style:font-style-asian="italic" style:font-size-complex="14pt" style:font-style-complex="italic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000000" fo:font-size="14pt" style:font-size-asian="14pt" style:font-size-complex="14pt" text:display="none"/>
    </style:style>
    <style:style style:name="T8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9" style:family="text">
      <style:text-properties fo:color="#000000" style:font-name="Times New Roman" fo:font-size="14pt" fo:language="uk" fo:country="UA" style:font-size-asian="14pt" style:font-name-complex="Times New Roman1" style:font-size-complex="12pt"/>
    </style:style>
    <style:style style:name="T10" style:family="text">
      <style:text-properties fo:color="#000000" style:font-name="Times New Roman" fo:font-size="14pt" fo:language="uk" fo:country="UA" style:font-size-asian="14pt" style:font-name-complex="Times New Roman1" style:font-size-complex="12pt" style:font-weight-complex="bold"/>
    </style:style>
    <style:style style:name="T11" style:family="text">
      <style:text-properties fo:color="#000000" style:font-name="Times New Roman" fo:font-size="14pt" fo:language="uk" fo:country="UA" officeooo:rsid="001d41f8" style:font-size-asian="14pt" style:font-name-complex="Times New Roman1" style:font-size-complex="12pt" style:font-weight-complex="bold"/>
    </style:style>
    <style:style style:name="T12" style:family="text">
      <style:text-properties fo:color="#000000" style:font-name="Times New Roman" fo:font-size="14pt" style:font-size-asian="14pt" style:font-name-complex="Times New Roman1" style:font-size-complex="12pt"/>
    </style:style>
    <style:style style:name="T13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ize-complex="14pt"/>
    </style:style>
    <style:style style:name="T14" style:family="text">
      <style:text-properties fo:font-variant="normal" fo:text-transform="none" style:use-window-font-color="true" style:font-name="Times New Roman" fo:font-size="14pt" fo:letter-spacing="normal" fo:font-style="normal" style:text-underline-style="solid" style:text-underline-width="auto" style:text-underline-color="font-color" fo:font-weight="bold" style:font-size-asian="14pt" style:font-size-complex="14pt"/>
    </style:style>
    <style:style style:name="T15" style:family="text">
      <style:text-properties fo:font-variant="normal" fo:text-transform="none" style:use-window-font-color="true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24ccc6"/>
    </style:style>
    <style:style style:name="T18" style:family="text">
      <style:text-properties officeooo:rsid="0024ccc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Лабороторна робота №2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Виконав:</text:p>
      <text:p text:style-name="P6">Студент ПМ-351</text:p>
      <text:p text:style-name="P6">Тітенко Д.С.</text:p>
      <text:p text:style-name="P5">Преревірив:</text:p>
      <text:p text:style-name="P6">Юрчук І.А.</text:p>
      <text:h text:style-name="P16" text:outline-level="1">Тема</text:h>
      <text:p text:style-name="P11"><text:span text:style-name="T16">Тема</text:span>: Побудова просторових геометричних <text:span text:style-name="T1">об'єктів.</text:span></text:p>
      <text:h text:style-name="Heading_20_1" text:outline-level="1">Мета</text:h>
      <text:p text:style-name="P8"><text:span text:style-name="T17">Мета</text:span><text:span text:style-name="T18">: </text:span>Вивчити афінні перетворення в просторі, паралельні і перспективні проекції та вміти застосувати їх до геометричних конструкцій.</text:p>
      <text:h text:style-name="Heading_20_1" text:outline-level="1">Завдання</text:h>
      <text:list xml:id="list9054459305910021912" text:style-name="L1">
        <text:list-item>
          <text:p text:style-name="P13">Вивчити всі типи афінних перетворень, паралельних і перспективних проекцій в просторі та їх матричне представлення в однорідних координатах.</text:p>
        </text:list-item>
        <text:list-item>
          <text:p text:style-name="P13">Реалізувати програмно алгоритми наступних рухів геометричного об'єкту GO (піраміда, в основі якої прямокутний трикутник, а ребро співпадає з висотою):</text:p>
          <text:list>
            <text:list-item>
              <text:p text:style-name="P14">Елементарні афінні перетворення у просторі (повороти навколо координатних осей, зсув, розтяг/стиск та дзеркальне відображення відносно координатних площин);</text:p>
            </text:list-item>
            <text:list-item>
              <text:p text:style-name="P14">Перетворення, що вказане у варіанті завдання, як комбінації елементарних перетворень, значення параметрів якого задаються користувачем. Якщо на вказані параметри існують обмеження, що наведені в індивідуальному заданні студента, то користувача про це необхідно повідомити;</text:p>
            </text:list-item>
            <text:list-item>
              <text:p text:style-name="P14">Перспективні перетворення, що вказані у варіанті, з можливістю введення їх параметрів користувачем.</text:p>
            </text:list-item>
          </text:list>
        </text:list-item>
        <text:list-item>
          <text:p text:style-name="P14">Розмір та координати вузлів об'єктів GO автор програми визначає на свій розсуд, виходячи параметрів монітору та естетичних міркувань (об'єкт має бути по центру, рух GO в полі зору і т.д.).</text:p>
        </text:list-item>
      </text:list>
      <text:h text:style-name="P16" text:outline-level="1">Теоретичні відомості</text:h>
      <text:h text:style-name="Heading_20_2" text:outline-level="2">Афінні перетворення</text:h>
      <text:p text:style-name="P11"><text:span text:style-name="T6">Зазвичай</text:span><text:span text:style-name="apple-converted-space"><text:span text:style-name="T6"> </text:span></text:span><text:span text:style-name="T6">лінійна алгебра</text:span><text:span text:style-name="apple-converted-space"><text:span text:style-name="T6"> </text:span></text:span><text:span text:style-name="T6">використовує матриці для представлення</text:span><text:span text:style-name="apple-converted-space"><text:span text:style-name="T6"> </text:span></text:span><text:span text:style-name="T6">лінійних перетворень, і векторну суму для представлення</text:span><text:span text:style-name="apple-converted-space"><text:span text:style-name="T6"> </text:span></text:span><text:span text:style-name="T6">паралельних перенесень. За допомогою розширеної матриці</text:span><text:span text:style-name="apple-converted-space"><text:span text:style-name="T6"> </text:span></text:span><text:span text:style-name="T6">можливо представити і те, і те як матричний добуток. Ця техніка вимагає розширити всі вектори додаванням «1» в кінці, всі матриці розширюються додаванням рядка нулів знизу, і колонки — вектора переноса — справа, а також одиниці в нижній правий кут. </text:span><text:span text:style-name="mwe-math-mathml-inline"><text:span text:style-name="T7">{\displaystyle {\vec {y}}=A{\vec {x}}+{\vec {b}}.}</text:span></text:span></text:p>
      <text:p text:style-name="P11"><text:span text:style-name="T6">Таке представлення показує набір оборотних афінних перетворень як</text:span><text:span text:style-name="apple-converted-space"><text:span text:style-name="T6"> </text:span></text:span><text:span text:style-name="T6">напівпрямий добуток</text:span><text:span text:style-name="apple-converted-space"><text:span text:style-name="T6"> </text:span></text:span><text:span text:style-name="T8">K</text:span><text:span text:style-name="T5">n</text:span><text:span text:style-name="apple-converted-space"><text:span text:style-name="T6"> </text:span></text:span><text:span text:style-name="T6">і GL(</text:span><text:span text:style-name="T8">n</text:span><text:span text:style-name="T6">,</text:span><text:span text:style-name="apple-converted-space"><text:span text:style-name="T6"> </text:span></text:span><text:span text:style-name="T8">k</text:span><text:span text:style-name="T6">). Афінні перетворення утворюють</text:span><text:span text:style-name="apple-converted-space"><text:span text:style-name="T6"> </text:span></text:span><text:span text:style-name="T6">групу</text:span><text:span text:style-name="apple-converted-space"><text:span text:style-name="T6"> </text:span></text:span><text:span text:style-name="T6">щодо операції</text:span><text:span text:style-name="apple-converted-space"><text:span text:style-name="T6"> </text:span></text:span><text:span text:style-name="T6">композиції відображень. Ця група називається афінною групою.</text:span></text:p>
      <text:p text:style-name="P11"><text:span text:style-name="T6">Зазвичай матрично-векторний добуток завжди відображає початок координат на початок координат, і, таким чином, не може представляти перенесення, яке обов'язково переносить початок координат в іншу точку. Додаванням «1» до кожного вектора, вважаємо простір відображенним на підмножину простору з одним додатковим виміром. В цьому просторі, початковий простір займає підмножину в якій останній індекс 1. Таким чином початок координат початкового простору буде знаходитися в (0,0, … 0, 1). Перенесення всередині початкового простору в термінах лінійного перетворення простору з більшою кількістю вимірів стає можливим. Це є приклад</text:span><text:span text:style-name="apple-converted-space"><text:span text:style-name="T6"> </text:span></text:span><text:span text:style-name="T6">однорідних координат.</text:span></text:p>
      <text:p text:style-name="P9">Перевагою використання однорідних координат є те, що можливо комбінувати будь-яку кількість перетворень в одне шляхом перемноження матриць. Ця можливість використовується графічними програмами.</text:p>
      <text:h text:style-name="Heading_20_2" text:outline-level="2">Проекції</text:h>
      <text:p text:style-name="Text_20_body"><text:span text:style-name="T14">Проекції </text:span><text:span text:style-name="T13">– зображення просторових об’єктів на площині або якій-небудь іншій поверхні.</text:span></text:p>
      <text:h text:style-name="P20" text:outline-level="3"><text:bookmark text:name=".D0.97.D0.B0.D0.B3.D0.B0.D0.BB.D1.8C.D0.BD.D0.B8.D0.B9_.D0.BE.D0.BF.D0.B8.D1.81"/><text:soft-page-break/>Загальний опис</text:h>
      <text:p text:style-name="P11"><text:span text:style-name="T13">В основі побудови всіх зображень лежить спосіб проеціювання, відповідно до якого всі проекції розділяються на перспективні (центральні) і паралельні. У кожній з них формування зображення здійснюється прямолінійними проектувальними променями, які проходять через всі точки зображуваної фігури до перетину з площиною проекції. У перспективних проекціях промені виходять з однієї точки (центра проекції), а в паралельних вони паралельні заданому напряму. У окремому випадку проектувальні промені можуть бути перпендикулярними площині проекції, тоді проекція називається </text:span><text:a xlink:type="simple" xlink:href="https://uk.wikipedia.org/wiki/Ортогональна_проекція" text:style-name="Internet_20_link" text:visited-style-name="Visited_20_Internet_20_Link"><text:span text:style-name="T15">ортогональною</text:span></text:a><text:span text:style-name="T13">.</text:span></text:p>
      <text:p text:style-name="P11"><text:span text:style-name="T13">У </text:span><text:a xlink:type="simple" xlink:href="https://uk.wikipedia.org/wiki/Математика" text:style-name="Internet_20_link" text:visited-style-name="Visited_20_Internet_20_Link"><text:span text:style-name="T15">математиці</text:span></text:a><text:span text:style-name="T13">, </text:span><text:a xlink:type="simple" xlink:href="https://uk.wikipedia.org/wiki/Астрономія" text:style-name="Internet_20_link" text:visited-style-name="Visited_20_Internet_20_Link"><text:span text:style-name="T15">астрономії</text:span></text:a><text:span text:style-name="T13">, </text:span><text:a xlink:type="simple" xlink:href="https://uk.wikipedia.org/wiki/Картографія" text:style-name="Internet_20_link" text:visited-style-name="Visited_20_Internet_20_Link"><text:span text:style-name="T15">картографії</text:span></text:a><text:span text:style-name="T13">, </text:span><text:a xlink:type="simple" xlink:href="https://uk.wikipedia.org/wiki/Геологія" text:style-name="Internet_20_link" text:visited-style-name="Visited_20_Internet_20_Link"><text:span text:style-name="T15">геології</text:span></text:a><text:span text:style-name="T13">, </text:span><text:a xlink:type="simple" xlink:href="https://uk.wikipedia.org/wiki/Кристалографія" text:style-name="Internet_20_link" text:visited-style-name="Visited_20_Internet_20_Link"><text:span text:style-name="T15">кристалографії</text:span></text:a><text:span text:style-name="T13">, </text:span><text:a xlink:type="simple" xlink:href="https://uk.wikipedia.org/wiki/Маркшейдерія" text:style-name="Internet_20_link" text:visited-style-name="Visited_20_Internet_20_Link"><text:span text:style-name="T15">маркшейдерії</text:span></text:a><text:span text:style-name="T13">, </text:span><text:span text:style-name="T15">гірничій справі </text:span><text:span text:style-name="T13">та інших галузях розроблено і використовується велика кількість різновидів перспективних і паралельних проекцій. До креслень, а отже і до проекцій, висуваються такі вимоги: наочність, зручність вимірювань, динамічність (можливість доповнення креслень у процесі розвитку гірничих робіт), </text:span><text:a xlink:type="simple" xlink:href="https://uk.wikipedia.org/wiki/Прочитність" text:style-name="Internet_20_link" text:visited-style-name="Visited_20_Internet_20_Link"><text:span text:style-name="T15">прочитність</text:span></text:a><text:span text:style-name="T13"> за допомогою ЕОМ, універсальність умовних позначень тощо. У гірництві, геодезії та маркшейдерії застосовують і перспективні, і паралельні проекції. (</text:span><text:a xlink:type="simple" xlink:href="https://uk.wikipedia.org/wiki/Аксонометричні_проекції" text:style-name="Internet_20_link" text:visited-style-name="Visited_20_Internet_20_Link"><text:span text:style-name="T15">аксонометричні</text:span></text:a><text:span text:style-name="T13">, </text:span><text:a xlink:type="simple" xlink:href="https://uk.wikipedia.org/wiki/Афінні_проекції" text:style-name="Internet_20_link" text:visited-style-name="Visited_20_Internet_20_Link"><text:span text:style-name="T15">афінні</text:span></text:a><text:span text:style-name="T13">, </text:span><text:a xlink:type="simple" xlink:href="https://uk.wikipedia.org/wiki/Векторні_проекції" text:style-name="Internet_20_link" text:visited-style-name="Visited_20_Internet_20_Link"><text:span text:style-name="T15">векторні</text:span></text:a><text:span text:style-name="T13">,</text:span><text:a xlink:type="simple" xlink:href="https://uk.wikipedia.org/wiki/Стереографічні_проекції" text:style-name="Internet_20_link" text:visited-style-name="Visited_20_Internet_20_Link"><text:span text:style-name="T15">стереографічні</text:span></text:a><text:span text:style-name="T13">, лінійні та інші).</text:span></text:p>
      <text:p text:style-name="P15"/>
      <text:h text:style-name="P16" text:outline-level="1">Хід роботи </text:h>
      <text:h text:style-name="Heading_20_2" text:outline-level="2">Код програми</text:h>
      <text:p text:style-name="P10">from PyQt5 import QtWidgets, QtCore, QtGui</text:p>
      <text:p text:style-name="P10">import numpy as np</text:p>
      <text:p text:style-name="P10">from .transformation import *</text:p>
      <text:p text:style-name="P10"/>
      <text:p text:style-name="P10">class PointF3D(QtCore.QPointF):</text:p>
      <text:p text:style-name="P10"><text:tab/>def __init__(self, point, *args, **kwargs):</text:p>
      <text:p text:style-name="P10"><text:tab/><text:tab/>super(PointF3D, self).__init__()</text:p>
      <text:p text:style-name="P10"><text:tab/><text:tab/>point.append(1)</text:p>
      <text:p text:style-name="P10"><text:tab/><text:tab/>self.M = np.array(point)</text:p>
      <text:p text:style-name="P10"><text:tab/><text:tab/>self.makeProjection()</text:p>
      <text:p text:style-name="P10"/>
      <text:p text:style-name="P10"><text:tab/>def makeProjection(self):</text:p>
      <text:p text:style-name="P10"><text:tab/><text:tab/>x = self.M[0]</text:p>
      <text:p text:style-name="P10"><text:tab/><text:tab/>y = self.M[1]</text:p>
      <text:p text:style-name="P10"><text:tab/><text:tab/>z = self.M[2]</text:p>
      <text:p text:style-name="P10"><text:tab/><text:tab/>self.setX(x - 0.5 * y)</text:p>
      <text:p text:style-name="P10"><text:tab/><text:tab/>self.setY(0.5 * y - z)</text:p>
      <text:p text:style-name="P10"/>
      <text:p text:style-name="P10">class LineF3D(QtCore.QLineF):</text:p>
      <text:p text:style-name="P10"><text:tab/>def __init__(self, outsideCoords, *args, **kwargs):</text:p>
      <text:p text:style-name="P10"><text:tab/><text:tab/>super(LineF3D, self).__init__()</text:p>
      <text:p text:style-name="P10"><text:tab/><text:tab/>x = outsideCoords[0][0]</text:p>
      <text:p text:style-name="P10"><text:tab/><text:tab/>y = outsideCoords[0][1]</text:p>
      <text:p text:style-name="P10"><text:tab/><text:tab/>z = outsideCoords[0][2]</text:p>
      <text:p text:style-name="P10"><text:tab/><text:tab/>_P1 = PointF3D([x, y, z])</text:p>
      <text:p text:style-name="P10"><text:tab/><text:tab/>x = outsideCoords[1][0]</text:p>
      <text:p text:style-name="P10"><text:tab/><text:tab/>y = outsideCoords[1][1]</text:p>
      <text:p text:style-name="P10"><text:tab/><text:tab/>z = outsideCoords[1][2]</text:p>
      <text:p text:style-name="P10"><text:tab/><text:tab/>_P2 = PointF3D([x, y, z])</text:p>
      <text:p text:style-name="P10"><text:soft-page-break/><text:tab/><text:tab/>self.setP1(_P1)</text:p>
      <text:p text:style-name="P10"><text:tab/><text:tab/>self.setP2(_P2)</text:p>
      <text:p text:style-name="P10"><text:tab/><text:tab/>self._pen = QtGui.QPen()</text:p>
      <text:p text:style-name="P10"/>
      <text:p text:style-name="P10"><text:tab/>def setColor(self, qColor):</text:p>
      <text:p text:style-name="P10"><text:tab/><text:tab/>self._pen.setColor(qColor)</text:p>
      <text:p text:style-name="P10"/>
      <text:p text:style-name="P10"><text:tab/>def color(self):</text:p>
      <text:p text:style-name="P10"><text:tab/><text:tab/>return self._pen.color()</text:p>
      <text:p text:style-name="P10"/>
      <text:p text:style-name="P10"><text:tab/>def widthF(self):</text:p>
      <text:p text:style-name="P10"><text:tab/><text:tab/>return self._pen.widthF()</text:p>
      <text:p text:style-name="P10"/>
      <text:p text:style-name="P10"><text:tab/>def setWidthF(self, p_float):</text:p>
      <text:p text:style-name="P10"><text:tab/><text:tab/>self._pen.setWidthF(p_float)</text:p>
      <text:p text:style-name="P10"/>
      <text:p text:style-name="P10"><text:tab/>def pen(self):</text:p>
      <text:p text:style-name="P10"><text:tab/><text:tab/>return self._pen</text:p>
      <text:p text:style-name="P10"/>
      <text:p text:style-name="P10"><text:tab/>def setPen(self, pen):</text:p>
      <text:p text:style-name="P10"><text:tab/><text:tab/>self._pen = pen</text:p>
      <text:p text:style-name="P10"/>
      <text:p text:style-name="P10"><text:tab/>def translateToCenter(self, centerCoords):</text:p>
      <text:p text:style-name="P10"><text:tab/><text:tab/>self.translate(centerCoords[0], centerCoords[1])</text:p>
      <text:p text:style-name="P10"/>
      <text:p text:style-name="P10">class AxisX(LineF3D):</text:p>
      <text:p text:style-name="P10"><text:tab/>def __init__(self, length, *args, **kwargs):</text:p>
      <text:p text:style-name="P10"><text:tab/><text:tab/>outsideCoords = [[0, 0, 0], [length, 0, 0]]</text:p>
      <text:p text:style-name="P10"><text:tab/><text:tab/>super(AxisX, self).__init__(outsideCoords)</text:p>
      <text:p text:style-name="P10"><text:tab/><text:tab/>self.setWidthF(2)</text:p>
      <text:p text:style-name="P10"><text:tab/><text:tab/>self.setColor(QtGui.QColor.fromRgb(255, 0, 0))</text:p>
      <text:p text:style-name="P10"/>
      <text:p text:style-name="P10"><text:soft-page-break/>class AxisY(LineF3D):</text:p>
      <text:p text:style-name="P10"><text:tab/>def __init__(self, length, *args, **kwargs):</text:p>
      <text:p text:style-name="P10"><text:tab/><text:tab/>outsideCoords = [[0, 0, 0], [0, length, 0]]</text:p>
      <text:p text:style-name="P10"><text:tab/><text:tab/>super(AxisY, self).__init__(outsideCoords)</text:p>
      <text:p text:style-name="P10"><text:tab/><text:tab/>self.setP1(QtCore.QPointF(0, 0))</text:p>
      <text:p text:style-name="P10"><text:tab/><text:tab/>self.setP1(QtCore.QPointF(0, 0))</text:p>
      <text:p text:style-name="P10"><text:tab/><text:tab/>self.setWidthF(2)</text:p>
      <text:p text:style-name="P10"><text:tab/><text:tab/>self.setColor(QtGui.QColor.fromRgb(0, 255, 0))</text:p>
      <text:p text:style-name="P10"/>
      <text:p text:style-name="P10">class AxisZ(LineF3D):</text:p>
      <text:p text:style-name="P10"><text:tab/>def __init__(self, length, *args, **kwargs):</text:p>
      <text:p text:style-name="P10"><text:tab/><text:tab/>outsideCoords = [[0, 0, 0], [0, 0, length]]</text:p>
      <text:p text:style-name="P10"><text:tab/><text:tab/>super(AxisZ, self).__init__(outsideCoords)</text:p>
      <text:p text:style-name="P10"><text:tab/><text:tab/>self.setWidthF(2)</text:p>
      <text:p text:style-name="P10"><text:tab/><text:tab/>self.setColor(QtGui.QColor.fromRgb(0, 0, 255))</text:p>
      <text:h text:style-name="P16" text:outline-level="1"><text:bookmark-start text:name="_Toc464687861"/>Висновки<text:bookmark-end text:name="_Toc464687861"/></text:h>
      <text:list xml:id="list7945767372684860080" text:style-name="WWNum3">
        <text:list-item>
          <text:p text:style-name="P17"><text:span text:style-name="T10">Під час виконання лабораторної роботи я розглянув та вивчив афінні перетворення </text:span><text:span text:style-name="T11">над просторовими об'єктами та їх проекції</text:span><text:span text:style-name="T10">.</text:span></text:p>
        </text:list-item>
        <text:list-item>
          <text:p text:style-name="P17"><text:span text:style-name="T9">В моєму програмному забезпечені алгоритм </text:span><text:span text:style-name="T10">афінні перетворення</text:span><text:span text:style-name="T9"> використовуються для дій над заданим точками об</text:span><text:span text:style-name="T12">’</text:span><text:span text:style-name="T9">єктом.</text:span></text:p>
        </text:list-item>
        <text:list-item>
          <text:p text:style-name="P18">Після реалізації програмного забезпечення я провів його тестування та прийшов до висновків що воно є досить швидким та використовує дуже мало ресурсів комп’ютера.</text:p>
        </text:list-item>
        <text:list-item>
          <text:p text:style-name="P19"><text:span text:style-name="T2">Розглянувши та проаналізувавши результати тестування а також код програмного забезпечення, я встановив обчислювальну складність алгоритму яка дорівнює</text:span><text:span text:style-name="T4"> </text:span><text:span text:style-name="T4"><draw:frame draw:style-name="fr1" draw:name="Об'єкт1" text:anchor-type="as-char" svg:y="-3.86mm" svg:width="10.87mm" svg:height="5.06m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  <style:text-properties style:font-name="Times New Roman" fo:font-family="'Times New Roman'" style:font-family-generic="roman" style:font-pitch="variable" fo:font-size="12pt" officeooo:rsid="0010cdf3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 fo:text-align="start" style:justify-single-word="false"/>
      <style:text-properties fo:font-size="14pt" officeooo:rsid="0011b29a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" fo:font-family="'Times New Roman'" style:font-family-generic="roman" style:font-pitch="variable" fo:font-size="28pt" fo:font-weight="bold" officeooo:rsid="0010cdf3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align="start" style:justify-single-word="false" fo:text-indent="0mm" style:auto-text-indent="false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4.94mm" fo:margin-bottom="4.94m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align="start" style:justify-single-word="false" fo:text-indent="0mm" style:auto-text-indent="false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3.53mm" loext:contextual-spacing="true" fo:text-indent="0m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mwe-math-mathml-inline" style:family="text" style:parent-style-name="Default_20_Paragraph_20_Font"/>
    <style:style style:name="ListLabel_20_13" style:display-name="ListLabel 13" style:family="text">
      <style:text-properties style:font-name="Times New Roman" fo:font-family="'Times New Roman'" style:font-family-generic="roman" style:font-pitch="variable" fo:font-size="16pt" style:font-size-asian="14pt" style:font-size-complex="14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3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fo:language="uk" fo:country="UA" officeooo:paragraph-rsid="000f0f44" style:font-size-asian="14pt" style:font-name-complex="Times New Roman1" style:font-size-complex="14pt"/>
    </style:style>
    <style:style style:name="MP2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paragraph-rsid="000f0f44" style:font-size-asian="14pt" style:font-name-complex="Times New Roman1" style:font-size-complex="14pt"/>
    </style:style>
    <style:style style:name="MP3" style:family="paragraph" style:parent-style-name="Standard">
      <style:paragraph-properties fo:text-align="center" style:justify-single-word="false">
        <style:tab-stops>
          <style:tab-stop style:position="120.02mm"/>
        </style:tab-stops>
      </style:paragraph-properties>
      <style:text-properties style:font-name="Times New Roman" fo:font-size="14pt" fo:language="uk" fo:country="UA" officeooo:paragraph-rsid="0010cdf3" style:font-size-asian="14pt" style:font-name-complex="Times New Roman1" style:font-size-complex="14pt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shadow="none" style:writing-mode="lr-tb" draw:fill-image-width="0mm" draw:fill-image-height="0mm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Міністерство освіти і науки України</text:p>
        <text:p text:style-name="MP2">Національний авіаційний університет</text:p>
        <text:p text:style-name="MP2">Кафедра прикладної математики</text:p>
      </style:header-first>
      <style:footer>
        <text:p text:style-name="Footer"/>
      </style:footer>
      <style:footer-first>
        <text:p text:style-name="MP3">Київ 2016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1:24:23.963485363</meta:creation-date>
    <dc:date>2016-11-17T12:47:51.074260667</dc:date>
    <meta:editing-duration>PT38M4S</meta:editing-duration>
    <meta:editing-cycles>17</meta:editing-cycles>
    <meta:generator>LibreOffice/5.1.4.2$Linux_X86_64 LibreOffice_project/10m0$Build-2</meta:generator>
    <meta:document-statistic meta:table-count="0" meta:image-count="0" meta:object-count="1" meta:page-count="8" meta:paragraph-count="102" meta:word-count="804" meta:character-count="6665" meta:non-whitespace-character-count="5871"/>
  </office:meta>
</office:document-meta>
</file>

<file path=Object 2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